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1: aaa</text:p>
      <text:p text:style-name="Standard">mdp: EPFC?666</text:p>
      <text:p text:style-name="Standard"/>
      <text:p text:style-name="Standard">User 2: bbb</text:p>
      <text:p text:style-name="Standard">mdp: EPFC?666</text:p>
      <text:p text:style-name="Standard"/>
      <text:p text:style-name="Standard">User 3: ant</text:p>
      <text:p text:style-name="Standard">mdp: EPFC?666</text:p>
      <text:p text:style-name="Standard"/>
      <text:p text:style-name="Standard"/>
      <text:p text:style-name="Standard">BUG: </text:p>
      <text:p text:style-name="Standard">Impossible de valider le html de la vue share .</text:p>
      <text:p text:style-name="Standard">Incompréhension sur ce qu'il faut faire pour la sécuriter :</text:p>
      <text:p text:style-name="Standard">On peut encore modifier l'url lorsqu'on est déconnecter , on a essayer d'utuliser le logout de la classe controller via le menu.html qu'on inclus dans nos vue . Mais ca ne focntionne pas .</text:p>
      <text:p text:style-name="Standard"/>
      <text:p text:style-name="Standard">Quand on crée un event qui commence le 20/03/2017 08:00 et ce finis le 21/03/2017 16:00 doit on afficher son datefinish ?</text:p>
      <text:p text:style-name="Standard"/>
      <text:p text:style-name="Standard">Possible de créer event sur plusieur jour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52S</meta:editing-duration>
    <meta:editing-cycles>7</meta:editing-cycles>
    <meta:generator>OpenOffice/4.1.2$Win32 OpenOffice.org_project/412m3$Build-9782</meta:generator>
    <dc:date>2017-03-20T23:37:17.66</dc:date>
    <dc:creator>mart </dc:creator>
    <meta:document-statistic meta:table-count="0" meta:image-count="0" meta:object-count="0" meta:page-count="1" meta:paragraph-count="12" meta:word-count="100" meta:character-count="536"/>
    <meta:user-defined meta:name="Info 1"/>
    <meta:user-defined meta:name="Info 2"/>
    <meta:user-defined meta:name="Info 3"/>
    <meta:user-defined meta:name="Info 4"/>
  </office:meta>
</office:document-meta>
</file>